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"/>
        <table:table-column table:style-name="co4" table:default-cell-style-name="ce5"/>
        <table:table-column table:style-name="co1" table:default-cell-style-name="ce1"/>
        <table:table-column table:style-name="co1" table:default-cell-style-name="ce4"/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Betfair Odds</text:p>
          </table:table-cell>
          <table:table-cell table:style-name="ce1" office:value-type="string" calcext:value-type="string">
            <text:p>Cuetracker Prob</text:p>
          </table:table-cell>
          <table:table-cell table:style-name="ce1" office:value-type="string" calcext:value-type="string">
            <text:p>EV</text:p>
          </table:table-cell>
          <table:table-cell table:style-name="ce2" office:value-type="string" calcext:value-type="string">
            <text:p>Kelly Criteria Bet</text:p>
          </table:table-cell>
          <table:table-cell table:style-name="ce4" office:value-type="string" calcext:value-type="string">
            <text:p>Suggested Be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Running Total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/>
          <table:table-cell table:style-name="ce4"/>
          <table:table-cell/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" office:value-type="string" calcext:value-type="string">
            <text:p>Luca Brecel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5.64" calcext:value-type="float">
            <text:p>45.64</text:p>
          </table:table-cell>
          <table:table-cell table:style-name="ce1" table:formula="of:=([.C3]-1)*([.D3]*0.01)-(1-([.D3]*0.01))" office:value-type="float" office:value="1.14508" calcext:value-type="float">
            <text:p>1.14508</text:p>
          </table:table-cell>
          <table:table-cell table:style-name="ce2" table:formula="of:=[.E3]/([.C3]-1)" office:value-type="float" office:value="0.309481081081081" calcext:value-type="float">
            <text:p>0.309</text:p>
          </table:table-cell>
          <table:table-cell table:style-name="ce4" table:formula="of:=IF([.F3]*50&gt;2;[.F3]*50;0)" office:value-type="float" office:value="15.4740540540541" calcext:value-type="float">
            <text:p>15.47</text:p>
          </table:table-cell>
          <table:table-cell office:value-type="float" office:value="0" calcext:value-type="float">
            <text:p>0</text:p>
          </table:table-cell>
          <table:table-cell table:formula="of:=IF([.H3]&gt;0;[.I2]+([.G3]*([.C3]-1)*0.95);[.I2]-[.G3])" office:value-type="float" office:value="-15.4740540540541" calcext:value-type="float">
            <text:p>-15.47</text:p>
          </table:table-cell>
        </table:table-row>
        <table:table-row table:style-name="ro1">
          <table:table-cell/>
          <table:table-cell table:style-name="ce1" office:value-type="string" calcext:value-type="string">
            <text:p>Judd Trump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54.36" calcext:value-type="float">
            <text:p>54.36</text:p>
          </table:table-cell>
          <table:table-cell table:style-name="ce1" table:formula="of:=([.C4]-1)*([.D4]*0.01)-(1-([.D4]*0.01))" office:value-type="float" office:value="-0.315064" calcext:value-type="float">
            <text:p>-0.315064</text:p>
          </table:table-cell>
          <table:table-cell table:style-name="ce2" table:formula="of:=[.E4]/([.C4]-1)" office:value-type="float" office:value="-1.21178461538462" calcext:value-type="float">
            <text:p>-1.212</text:p>
          </table:table-cell>
          <table:table-cell table:style-name="ce4" table:formula="of:=IF([.F4]*50&gt;2;[.F4]*50;0)" office:value-type="float" office:value="0" calcext:value-type="float">
            <text:p>0.00</text:p>
          </table:table-cell>
          <table:table-cell/>
          <table:table-cell table:formula="of:=IF([.H4]&gt;0;[.I3]+([.G4]*([.C4]-1)*0.95);[.I3]-[.G4])" office:value-type="float" office:value="-15.4740540540541" calcext:value-type="float">
            <text:p>-15.47</text:p>
          </table:table-cell>
        </table:table-row>
        <table:table-row table:style-name="ro1">
          <table:table-cell/>
          <table:table-cell table:style-name="ce1" office:value-type="string" calcext:value-type="string">
            <text:p>Mark Williams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table:formula="of:=([.C5]-1)*([.D5]*0.01)-(1-([.D5]*0.01))" office:value-type="float" office:value="-0.0299200000000001" calcext:value-type="float">
            <text:p>-0.02992</text:p>
          </table:table-cell>
          <table:table-cell table:style-name="ce2" table:formula="of:=[.E5]/([.C5]-1)" office:value-type="float" office:value="-0.0415555555555557" calcext:value-type="float">
            <text:p>-0.042</text:p>
          </table:table-cell>
          <table:table-cell table:style-name="ce4" table:formula="of:=IF([.F5]*50&gt;2;[.F5]*50;0)" office:value-type="float" office:value="0" calcext:value-type="float">
            <text:p>0.00</text:p>
          </table:table-cell>
          <table:table-cell/>
          <table:table-cell table:formula="of:=IF([.H5]&gt;0;[.I4]+([.G5]*([.C5]-1)*0.95);[.I4]-[.G5])" office:value-type="float" office:value="-15.4740540540541" calcext:value-type="float">
            <text:p>-15.47</text:p>
          </table:table-cell>
        </table:table-row>
        <table:table-row table:style-name="ro1">
          <table:table-cell/>
          <table:table-cell table:style-name="ce1" office:value-type="string" calcext:value-type="string">
            <text:p>Graeme Dott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table:formula="of:=([.C6]-1)*([.D6]*0.01)-(1-([.D6]*0.01))" office:value-type="float" office:value="0.0202399999999999" calcext:value-type="float">
            <text:p>0.02024</text:p>
          </table:table-cell>
          <table:table-cell table:style-name="ce2" table:formula="of:=[.E6]/([.C6]-1)" office:value-type="float" office:value="0.0151044776119402" calcext:value-type="float">
            <text:p>0.015</text:p>
          </table:table-cell>
          <table:table-cell table:style-name="ce4" table:formula="of:=IF([.F6]*50&gt;2;[.F6]*50;0)" office:value-type="float" office:value="0" calcext:value-type="float">
            <text:p>0.00</text:p>
          </table:table-cell>
          <table:table-cell/>
          <table:table-cell table:formula="of:=IF([.H6]&gt;0;[.I5]+([.G6]*([.C6]-1)*0.95);[.I5]-[.G6])" office:value-type="float" office:value="-15.4740540540541" calcext:value-type="float">
            <text:p>-15.47</text:p>
          </table:table-cell>
        </table:table-row>
        <table:table-row table:style-name="ro1">
          <table:table-cell/>
          <table:table-cell table:style-name="ce1" office:value-type="string" calcext:value-type="string">
            <text:p>Michael Giogio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formula="of:=([.C7]-1)*([.D7]*0.01)-(1-([.D7]*0.01))" office:value-type="float" office:value="0.0545600000000001" calcext:value-type="float">
            <text:p>0.05456</text:p>
          </table:table-cell>
          <table:table-cell table:style-name="ce2" table:formula="of:=[.E7]/([.C7]-1)" office:value-type="float" office:value="0.0505185185185186" calcext:value-type="float">
            <text:p>0.051</text:p>
          </table:table-cell>
          <table:table-cell table:style-name="ce4" table:formula="of:=IF([.F7]*50&gt;2;[.F7]*50;0)" office:value-type="float" office:value="2.5259259259259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table:formula="of:=IF([.H7]&gt;0;[.I6]+([.G7]*([.C7]-1)*0.95);[.I6]-[.G7])" office:value-type="float" office:value="-12.8824540540541" calcext:value-type="float">
            <text:p>-12.88</text:p>
          </table:table-cell>
        </table:table-row>
        <table:table-row table:style-name="ro1">
          <table:table-cell/>
          <table:table-cell table:style-name="ce1" office:value-type="string" calcext:value-type="string">
            <text:p>Sunny Akani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table:formula="of:=([.C8]-1)*([.D8]*0.01)-(1-([.D8]*0.01))" office:value-type="float" office:value="-0.06823" calcext:value-type="float">
            <text:p>-0.06823</text:p>
          </table:table-cell>
          <table:table-cell table:style-name="ce2" table:formula="of:=[.E8]/([.C8]-1)" office:value-type="float" office:value="-0.0766629213483146" calcext:value-type="float">
            <text:p>-0.077</text:p>
          </table:table-cell>
          <table:table-cell table:style-name="ce4" table:formula="of:=IF([.F8]*50&gt;2;[.F8]*50;0)" office:value-type="float" office:value="0" calcext:value-type="float">
            <text:p>0.00</text:p>
          </table:table-cell>
          <table:table-cell/>
          <table:table-cell table:formula="of:=IF([.H8]&gt;0;[.I7]+([.G8]*([.C8]-1)*0.95);[.I7]-[.G8])" office:value-type="float" office:value="-12.8824540540541" calcext:value-type="float">
            <text:p>-12.88</text:p>
          </table:table-cell>
        </table:table-row>
        <table:table-row table:style-name="ro1">
          <table:table-cell/>
          <table:table-cell table:style-name="ce1" office:value-type="string" calcext:value-type="string">
            <text:p>Nigel Bond 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45.91" calcext:value-type="float">
            <text:p>45.91</text:p>
          </table:table-cell>
          <table:table-cell table:style-name="ce1" table:formula="of:=([.C9]-1)*([.D9]*0.01)-(1-([.D9]*0.01))" office:value-type="float" office:value="0.257934" calcext:value-type="float">
            <text:p>0.257934</text:p>
          </table:table-cell>
          <table:table-cell table:style-name="ce2" table:formula="of:=[.E9]/([.C9]-1)" office:value-type="float" office:value="0.148237931034483" calcext:value-type="float">
            <text:p>0.148</text:p>
          </table:table-cell>
          <table:table-cell table:style-name="ce4" table:formula="of:=IF([.F9]*50&gt;2;[.F9]*50;0)" office:value-type="float" office:value="7.41189655172414" calcext:value-type="float">
            <text:p>7.41</text:p>
          </table:table-cell>
          <table:table-cell office:value-type="float" office:value="0" calcext:value-type="float">
            <text:p>0</text:p>
          </table:table-cell>
          <table:table-cell table:formula="of:=IF([.H9]&gt;0;[.I8]+([.G9]*([.C9]-1)*0.95);[.I8]-[.G9])" office:value-type="float" office:value="-20.2943506057782" calcext:value-type="float">
            <text:p>-20.29</text:p>
          </table:table-cell>
        </table:table-row>
        <table:table-row table:style-name="ro1">
          <table:table-cell/>
          <table:table-cell table:style-name="ce1" office:value-type="string" calcext:value-type="string">
            <text:p>Matt Selt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54.09" calcext:value-type="float">
            <text:p>54.09</text:p>
          </table:table-cell>
          <table:table-cell table:style-name="ce1" table:formula="of:=([.C10]-1)*([.D10]*0.01)-(1-([.D10]*0.01))" office:value-type="float" office:value="-0.177832" calcext:value-type="float">
            <text:p>-0.177832</text:p>
          </table:table-cell>
          <table:table-cell table:style-name="ce2" table:formula="of:=[.E10]/([.C10]-1)" office:value-type="float" office:value="-0.341984615384615" calcext:value-type="float">
            <text:p>-0.342</text:p>
          </table:table-cell>
          <table:table-cell table:style-name="ce4" table:formula="of:=IF([.F10]*50&gt;2;[.F10]*50;0)" office:value-type="float" office:value="0" calcext:value-type="float">
            <text:p>0.00</text:p>
          </table:table-cell>
          <table:table-cell table:style-name="Default"/>
          <table:table-cell table:formula="of:=IF([.H10]&gt;0;[.I9]+([.G10]*([.C10]-1)*0.95);[.I9]-[.G10])" office:value-type="float" office:value="-20.2943506057782" calcext:value-type="float">
            <text:p>-20.29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54:27.065000000</meta:creation-date>
    <dc:date>2020-01-30T16:58:21.460000000</dc:date>
    <meta:editing-duration>PT52M1S</meta:editing-duration>
    <meta:editing-cycles>7</meta:editing-cycles>
    <meta:generator>LibreOffice/5.3.3.2$Windows_X86_64 LibreOffice_project/3d9a8b4b4e538a85e0782bd6c2d430bafe583448</meta:generator>
    <meta:document-statistic meta:table-count="1" meta:cell-count="68" meta:object-count="0"/>
  </office:meta>
</office:document-meta>
</file>